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幼圆" svg:font-family="幼圆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139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35.52mm" fo:break-before="auto" style:use-optimal-row-height="tru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40.53mm" fo:break-before="auto" style:use-optimal-row-height="true"/>
    </style:style>
    <style:style style:name="ro6" style:family="table-row">
      <style:table-row-properties style:row-height="55.54mm" fo:break-before="auto" style:use-optimal-row-height="true"/>
    </style:style>
    <style:style style:name="ro7" style:family="table-row">
      <style:table-row-properties style:row-height="75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幼圆" fo:font-size="14pt" style:font-name-asian="幼圆" style:font-size-asian="14pt" style:font-size-complex="14pt"/>
    </style:style>
    <style:style style:name="T1" style:family="text">
      <style:text-properties style:font-name="幼圆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幼圆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ASH_menu_text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a short hike</text:p>
          </table:table-cell>
          <table:table-cell office:value-type="string" calcext:value-type="string">
            <text:p>登山短记</text:p>
          </table:table-cell>
        </table:table-row>
        <table:table-row table:style-name="ro1">
          <table:table-cell office:value-type="string" calcext:value-type="string">
            <text:p>press {{ConfirmButton}} to start</text:p>
          </table:table-cell>
          <table:table-cell office:value-type="string" calcext:value-type="string">
            <text:p>按{{ConfirmButton}}开始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新游戏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继续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退出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选项</text:p>
          </table:table-cell>
        </table:table-row>
        <table:table-row table:style-name="ro2">
          <table:table-cell office:value-type="string" calcext:value-type="string">
            <text:p>use item &lt;color=#999&gt;(item equipped)&lt;/color&gt;</text:p>
            <text:p>equip last used item&lt;/color&gt;</text:p>
          </table:table-cell>
          <table:table-cell office:value-type="string" calcext:value-type="string">
            <text:p>使用道具&lt;color=#999&gt;（装备了道具）&lt;/color&gt;</text:p>
            <text:p>装备最后用过的道具&lt;/color&gt;</text:p>
          </table:table-cell>
        </table:table-row>
        <table:table-row table:style-name="ro3">
          <table:table-cell office:value-type="string" calcext:value-type="string">
            <text:p>jump &lt;color=#999&gt;(press)&lt;/color&gt;</text:p>
            <text:p>glide &lt;color=#999&gt;(hold)&lt;/color&gt;</text:p>
            <text:p>flap wings &lt;color=#999&gt;(midair+&lt;color=#F82&gt;feather&lt;/color&gt;)&lt;/color&gt;</text:p>
            <text:p>climb &lt;color=#999&gt;(hold+face wall+&lt;color=#F82&gt;feather&lt;/color&gt;)&lt;/color&gt;</text:p>
          </table:table-cell>
          <table:table-cell office:value-type="string" calcext:value-type="string">
            <text:p>跳跃&lt;color=#999&gt;（按）&lt;/color&gt;</text:p>
            <text:p>滑翔&lt;color=#999&gt;（按住）&lt;/color&gt;</text:p>
            <text:p>挥翅 &lt;color=#999&gt;（半空+&lt;color=#F82&gt;羽毛&lt;/color&gt;）&lt;/color&gt;</text:p>
            <text:p>攀爬&lt;color=#999&gt;（按住+对着墙+&lt;color=#F82&gt;羽毛&lt;/color&gt;）&lt;/color&gt;</text:p>
          </table:table-cell>
        </table:table-row>
        <table:table-row table:style-name="ro4">
          <table:table-cell office:value-type="string" calcext:value-type="string">
            <text:p>interact &lt;color=#999&gt;(near interactable)&lt;/color&gt;</text:p>
            <text:p>run &lt;color=#999&gt;(hold+&lt;color=#F82&gt;feather&lt;/color&gt;+&lt;color=#C55&gt;shoes&lt;/color&gt;)&lt;/color&gt;</text:p>
          </table:table-cell>
          <table:table-cell office:value-type="string" calcext:value-type="string">
            <text:p>交互&lt;color=#999&gt;（接近可交互物体）&lt;/color&gt;</text:p>
            <text:p>奔跑 &lt;color=#999&gt;（按住+&lt;color=#F82&gt;羽毛&lt;/color&gt;+&lt;color=#C55&gt;跑鞋&lt;/color&gt;）&lt;/color&gt;</text:p>
          </table:table-cell>
        </table:table-row>
        <table:table-row table:style-name="ro5">
          <table:table-cell office:value-type="string" calcext:value-type="string">
            <text:p>this is a PERSONAL MESSAGE</text:p>
            <text:p>just for YOU!</text:p>
            <text:p>that's right</text:p>
            <text:p>YOU</text:p>
            <text:p>here it comes...</text:p>
            <text:p>...</text:p>
            <text:p>...</text:p>
            <text:p>hope you have a nice day :)</text:p>
          </table:table-cell>
          <table:table-cell office:value-type="string" calcext:value-type="string">
            <text:p>这是条私人讯息！</text:p>
            <text:p>就只给你看。</text:p>
            <text:p>没错，</text:p>
            <text:p>就是你。</text:p>
            <text:p>要说了哈……</text:p>
            <text:p> ……</text:p>
            <text:p> ……</text:p>
            <text:p>祝你快乐每一天！*^ο^*</text:p>
          </table:table-cell>
        </table:table-row>
        <table:table-row table:style-name="ro2">
          <table:table-cell office:value-type="string" calcext:value-type="string">
            <text:p>use item &lt;color=#999&gt;(item equipped)&lt;/color&gt;</text:p>
            <text:p>equip last used item&lt;/color&gt;</text:p>
          </table:table-cell>
          <table:table-cell office:value-type="string" calcext:value-type="string">
            <text:p>使用道具&lt;color=#999&gt;（装备了道具）&lt;/color&gt;</text:p>
            <text:p>装备最后用过的道具&lt;/color&gt;</text:p>
          </table:table-cell>
        </table:table-row>
        <table:table-row table:style-name="ro6">
          <table:table-cell office:value-type="string" calcext:value-type="string">
            <text:p>created by</text:p>
            <text:p>&lt;color=#C11&gt;adam robinson-yu&lt;/color&gt;</text:p>
            <text:p>&lt;size=8&gt;</text:p>
            <text:p>&lt;/size&gt;with music by</text:p>
            <text:p>&lt;color=#C11&gt;mark sparling&lt;/color&gt;</text:p>
            <text:p>&lt;size=8&gt;</text:p>
            <text:p>&lt;/size&gt;art and writing contributions by</text:p>
            <text:p>&lt;color=#C11&gt;dawn blair&lt;/color&gt;</text:p>
            <text:p>&lt;size=8&gt;</text:p>
            <text:p>&lt;/size&gt;additional art by</text:p>
            <text:p>&lt;color=#C11&gt;andrew wong&lt;/color&gt;</text:p>
          </table:table-cell>
          <table:table-cell office:value-type="string" calcext:value-type="string">
            <text:p>制作人</text:p>
            <text:p>&lt;color=#C11&gt;adam robinson-yu&lt;/color&gt;</text:p>
            <text:p>&lt;size=8&gt;</text:p>
            <text:p>&lt;/size&gt;音乐</text:p>
            <text:p>&lt;color=#C11&gt;mark sparling&lt;/color&gt;</text:p>
            <text:p>&lt;size=8&gt;</text:p>
            <text:p>&lt;/size&gt;美术和写作贡献</text:p>
            <text:p>&lt;color=#C11&gt;dawn blair&lt;/color&gt;</text:p>
            <text:p>&lt;size=8&gt;</text:p>
            <text:p>&lt;/size&gt;额外美术</text:p>
            <text:p>&lt;color=#C11&gt;andrew wong&lt;/color&gt;</text:p>
          </table:table-cell>
        </table:table-row>
        <table:table-row table:style-name="ro3">
          <table:table-cell office:value-type="string" calcext:value-type="string">
            <text:p>jump &lt;color=#999&gt;(press)&lt;/color&gt;</text:p>
            <text:p>glide &lt;color=#999&gt;(hold)&lt;/color&gt;</text:p>
            <text:p>flap wings &lt;color=#999&gt;(midair+&lt;color=#F82&gt;feather&lt;/color&gt;)&lt;/color&gt;</text:p>
            <text:p>climb &lt;color=#999&gt;(hold+face wall+&lt;color=#F82&gt;feather&lt;/color&gt;)&lt;/color&gt;</text:p>
          </table:table-cell>
          <table:table-cell office:value-type="string" calcext:value-type="string">
            <text:p>跳跃&lt;color=#999&gt;（按）&lt;/color&gt;</text:p>
            <text:p>滑翔&lt;color=#999&gt;（按住）&lt;/color&gt;</text:p>
            <text:p>挥翅 &lt;color=#999&gt;（半空+&lt;color=#F82&gt;羽毛&lt;/color&gt;）&lt;/color&gt;</text:p>
            <text:p>攀爬&lt;color=#999&gt;（按住+对着墙+&lt;color=#F82&gt;羽毛&lt;/color&gt;）&lt;/color&gt;</text:p>
          </table:table-cell>
        </table:table-row>
        <table:table-row table:style-name="ro7">
          <table:table-cell office:value-type="string" calcext:value-type="string">
            <text:p>Special Thanks</text:p>
            <text:p>John polson</text:p>
            <text:p/>
            <text:p>Made with</text:p>
            <text:p>unity</text:p>
            <text:p>yarnspinner</text:p>
            <text:p>incontrol</text:p>
            <text:p>Xinputdotnet</text:p>
            <text:p/>
            <text:p>Pixellari</text:p>
            <text:p>by</text:p>
            <text:p>Zacchary</text:p>
            <text:p>Dempsey-Plante </text:p>
            <text:p/>
            <text:p/>
          </table:table-cell>
          <table:table-cell office:value-type="string" calcext:value-type="string">
            <text:p>特别鸣谢</text:p>
            <text:p>John polson</text:p>
            <text:p/>
            <text:p>制作工具</text:p>
            <text:p>unity</text:p>
            <text:p>yarnspinner</text:p>
            <text:p>incontrol</text:p>
            <text:p>Xinputdotnet</text:p>
            <text:p/>
            <text:p>Pixellari字体</text:p>
            <text:p>by</text:p>
            <text:p>Zacchary</text:p>
            <text:p>Dempsey-Plante </text:p>
            <text:p/>
            <text:p/>
          </table:table-cell>
        </table:table-row>
        <table:table-row table:style-name="ro4">
          <table:table-cell office:value-type="string" calcext:value-type="string">
            <text:p>interact &lt;color=#999&gt;(near interactable)&lt;/color&gt;</text:p>
            <text:p>run &lt;color=#999&gt;(hold+&lt;color=#F82&gt;feather&lt;/color&gt;+&lt;color=#C55&gt;shoes&lt;/color&gt;)&lt;/color&gt;</text:p>
          </table:table-cell>
          <table:table-cell office:value-type="string" calcext:value-type="string">
            <text:p>交互&lt;color=#999&gt;（接近可交互物体）&lt;/color&gt;</text:p>
            <text:p><text:span text:style-name="T1">奔跑 &lt;color=#999&gt;（按住</text:span>+&lt;color=#F82&gt;羽毛&lt;/color&gt;+&lt;color=#C55&gt;跑鞋&lt;/color&gt;）&lt;/color&gt;</text:p>
          </table:table-cell>
        </table:table-row>
        <table:table-row table:style-name="ro1">
          <table:table-cell office:value-type="string" calcext:value-type="string">
            <text:p>you caught a</text:p>
          </table:table-cell>
          <table:table-cell office:value-type="string" calcext:value-type="string">
            <text:p>你抓到了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移动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移动</text:p>
          </table:table-cell>
        </table:table-row>
        <table:table-row table:style-name="ro1">
          <table:table-cell office:value-type="string" calcext:value-type="string">
            <text:p>the way forward is blocked</text:p>
          </table:table-cell>
          <table:table-cell office:value-type="string" calcext:value-type="string">
            <text:p>前面的路被挡住了</text:p>
          </table:table-cell>
        </table:table-row>
        <table:table-row table:style-name="ro1">
          <table:table-cell office:value-type="string" calcext:value-type="string">
            <text:p>type the button initials and press ENTER</text:p>
          </table:table-cell>
          <table:table-cell office:value-type="string" calcext:value-type="string">
            <text:p>输入按键首字母并按下回车键</text:p>
          </table:table-cell>
        </table:table-row>
        <table:table-row table:style-name="ro1">
          <table:table-cell office:value-type="string" calcext:value-type="string">
            <text:p>open menu</text:p>
          </table:table-cell>
          <table:table-cell office:value-type="string" calcext:value-type="string">
            <text:p>打开菜单</text:p>
          </table:table-cell>
        </table:table-row>
        <table:table-row table:style-name="ro1">
          <table:table-cell office:value-type="string" calcext:value-type="string">
            <text:p>open menu</text:p>
          </table:table-cell>
          <table:table-cell office:value-type="string" calcext:value-type="string">
            <text:p>打开菜单</text:p>
          </table:table-cell>
        </table:table-row>
        <table:table-row table:style-name="ro1">
          <table:table-cell office:value-type="string" calcext:value-type="string">
            <text:p>fish!</text:p>
          </table:table-cell>
          <table:table-cell office:value-type="string" calcext:value-type="string">
            <text:p>鱼！</text:p>
          </table:table-cell>
        </table:table-row>
        <table:table-row table:style-name="ro2">
          <table:table-cell office:value-type="string" calcext:value-type="string">
            <text:p>&lt;color=#FC4&gt;name&lt;/color&gt;</text:p>
            <text:p>description</text:p>
          </table:table-cell>
          <table:table-cell office:value-type="string" calcext:value-type="string">
            <text:p>&lt;color=#FC4&gt;名称&lt;/color&gt;</text:p>
            <text:p>描述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你好</text:p>
          </table:table-cell>
        </table:table-row>
        <table:table-row table:style-name="ro1">
          <table:table-cell office:value-type="string" calcext:value-type="string">
            <text:p>press ESC (or SELECT+START) to exit</text:p>
          </table:table-cell>
          <table:table-cell office:value-type="string" calcext:value-type="string">
            <text:p>按ESC（或SELECT+START）退出</text:p>
          </table:table-cell>
        </table:table-row>
        <table:table-row table:style-name="ro1">
          <table:table-cell office:value-type="string" calcext:value-type="string">
            <text:p>press the button 3 times</text:p>
          </table:table-cell>
          <table:table-cell office:value-type="string" calcext:value-type="string">
            <text:p>按下按键3次</text:p>
          </table:table-cell>
        </table:table-row>
        <table:table-row table:style-name="ro1" table:number-rows-repeated="104854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幼圆" svg:font-family="幼圆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00/00/00</text:date>, <text:time style:data-style-name="N2" text:time-value="03:38:22.765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1T03:41:00.779000000</dc:date>
    <meta:editing-duration>PT21M28S</meta:editing-duration>
    <meta:editing-cycles>9</meta:editing-cycles>
    <meta:generator>LibreOffice/6.1.5.2$Windows_X86_64 LibreOffice_project/90f8dcf33c87b3705e78202e3df5142b201bd805</meta:generator>
    <meta:document-statistic meta:table-count="1" meta:cell-count="54" meta:object-count="0"/>
  </office:meta>
</office:document-meta>
</file>